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09-27" calcext:value-type="date">
            <text:p>27/09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12-23" calcext:value-type="date">
            <text:p>23/12/2024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6])" office:value-type="float" office:value="2050" calcext:value-type="float">
            <text:p>2.0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48.196286812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48.1983596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11-03T17:17:48.532460766</dc:date>
    <dc:language>pt-PT</dc:language>
    <meta:editing-cycles>574</meta:editing-cycles>
    <meta:editing-duration>P1DT7H33M51S</meta:editing-duration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